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.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.rewrite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mergeBooleanQueries( Query [ ] quer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ombine( Query [ ] quer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Query.getSimilarity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Boost( floa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ery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